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5c20" officeooo:paragraph-rsid="001f5c20"/>
    </style:style>
    <style:style style:name="P2" style:family="paragraph" style:parent-style-name="Standard">
      <style:text-properties officeooo:rsid="001fd2f6" officeooo:paragraph-rsid="001fd2f6"/>
    </style:style>
    <style:style style:name="P3" style:family="paragraph" style:parent-style-name="Standard">
      <style:text-properties officeooo:rsid="00207745" officeooo:paragraph-rsid="00207745"/>
    </style:style>
    <style:style style:name="P4" style:family="paragraph" style:parent-style-name="Standard">
      <style:text-properties officeooo:rsid="0020c616" officeooo:paragraph-rsid="0020c616"/>
    </style:style>
    <style:style style:name="P5" style:family="paragraph" style:parent-style-name="Standard">
      <style:text-properties officeooo:rsid="0022beec" officeooo:paragraph-rsid="0022beec"/>
    </style:style>
    <style:style style:name="P6" style:family="paragraph" style:parent-style-name="Standard">
      <style:text-properties officeooo:rsid="00247af1" officeooo:paragraph-rsid="00247af1"/>
    </style:style>
    <style:style style:name="P7" style:family="paragraph" style:parent-style-name="Standard">
      <style:text-properties officeooo:rsid="0026b980" officeooo:paragraph-rsid="0026b980"/>
    </style:style>
    <style:style style:name="P8" style:family="paragraph" style:parent-style-name="Standard">
      <style:text-properties officeooo:rsid="00287b4d" officeooo:paragraph-rsid="00287b4d"/>
    </style:style>
    <style:style style:name="P9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fo:background-color="#1f1f1f"/>
    </style:style>
    <style:style style:name="P10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officeooo:rsid="002aec51" officeooo:paragraph-rsid="002aec51" fo:background-color="#1f1f1f"/>
    </style:style>
    <style:style style:name="P11" style:family="paragraph" style:parent-style-name="Standard">
      <style:text-properties fo:color="#cccccc" loext:opacity="100%" style:font-name="Droid Sans Mono" fo:font-size="12pt" fo:font-weight="normal" officeooo:paragraph-rsid="00287b4d" fo:background-color="#1f1f1f"/>
    </style:style>
    <style:style style:name="P12" style:family="paragraph" style:parent-style-name="Standard">
      <style:text-properties fo:color="#cccccc" loext:opacity="100%" style:font-name="Droid Sans Mono" fo:font-size="12pt" fo:font-weight="normal" officeooo:rsid="00471c11" officeooo:paragraph-rsid="00471c11" fo:background-color="#1f1f1f"/>
    </style:style>
    <style:style style:name="P13" style:family="paragraph" style:parent-style-name="Standard">
      <style:paragraph-properties style:line-height-at-least="0.582cm"/>
      <style:text-properties fo:color="#6a9955" loext:opacity="100%" style:font-name="Droid Sans Mono" fo:font-size="12pt" fo:font-weight="normal" fo:background-color="#1f1f1f"/>
    </style:style>
    <style:style style:name="P14" style:family="paragraph" style:parent-style-name="Standard">
      <style:text-properties fo:color="#6a9955" loext:opacity="100%" style:font-name="Droid Sans Mono" fo:font-size="12pt" fo:font-weight="normal" officeooo:paragraph-rsid="00287b4d" fo:background-color="#1f1f1f"/>
    </style:style>
    <style:style style:name="P15" style:family="paragraph" style:parent-style-name="Standard">
      <style:text-properties fo:color="#6a9955" loext:opacity="100%" style:font-name="Droid Sans Mono" fo:font-size="12pt" fo:font-weight="normal" officeooo:rsid="002f9581" officeooo:paragraph-rsid="002f9581" fo:background-color="#1f1f1f"/>
    </style:style>
    <style:style style:name="P16" style:family="paragraph" style:parent-style-name="Standard">
      <style:paragraph-properties style:line-height-at-least="0.582cm"/>
    </style:style>
    <style:style style:name="P17" style:family="paragraph" style:parent-style-name="Standard">
      <style:text-properties officeooo:rsid="0029999e" officeooo:paragraph-rsid="0029999e"/>
    </style:style>
    <style:style style:name="P18" style:family="paragraph" style:parent-style-name="Standard">
      <style:text-properties officeooo:rsid="002aec51" officeooo:paragraph-rsid="002aec51"/>
    </style:style>
    <style:style style:name="P19" style:family="paragraph" style:parent-style-name="Standard">
      <style:text-properties officeooo:rsid="002bc2ae" officeooo:paragraph-rsid="002bc2ae"/>
    </style:style>
    <style:style style:name="P20" style:family="paragraph" style:parent-style-name="Standard">
      <style:text-properties officeooo:rsid="002daff4" officeooo:paragraph-rsid="002daff4"/>
    </style:style>
    <style:style style:name="P21" style:family="paragraph" style:parent-style-name="Standard">
      <style:text-properties officeooo:rsid="002e8dc5" officeooo:paragraph-rsid="002e8dc5"/>
    </style:style>
    <style:style style:name="P22" style:family="paragraph" style:parent-style-name="Standard">
      <style:text-properties officeooo:rsid="002f9581" officeooo:paragraph-rsid="002f9581"/>
    </style:style>
    <style:style style:name="P23" style:family="paragraph" style:parent-style-name="Standard">
      <style:text-properties officeooo:rsid="0032812f" officeooo:paragraph-rsid="0032812f"/>
    </style:style>
    <style:style style:name="P24" style:family="paragraph" style:parent-style-name="Standard">
      <style:text-properties officeooo:rsid="00331a15" officeooo:paragraph-rsid="00331a15"/>
    </style:style>
    <style:style style:name="P25" style:family="paragraph" style:parent-style-name="Standard">
      <style:text-properties officeooo:rsid="00353904" officeooo:paragraph-rsid="00353904"/>
    </style:style>
    <style:style style:name="P26" style:family="paragraph" style:parent-style-name="Standard">
      <style:text-properties officeooo:rsid="00398174" officeooo:paragraph-rsid="00398174"/>
    </style:style>
    <style:style style:name="P27" style:family="paragraph" style:parent-style-name="Standard">
      <style:text-properties officeooo:rsid="0039e036" officeooo:paragraph-rsid="0039e036"/>
    </style:style>
    <style:style style:name="P28" style:family="paragraph" style:parent-style-name="Standard">
      <style:text-properties officeooo:rsid="003a66f1" officeooo:paragraph-rsid="003a66f1"/>
    </style:style>
    <style:style style:name="P29" style:family="paragraph" style:parent-style-name="Standard">
      <style:text-properties style:font-name="Liberation Serif" officeooo:rsid="003a66f1" officeooo:paragraph-rsid="003a66f1"/>
    </style:style>
    <style:style style:name="P30" style:family="paragraph" style:parent-style-name="Standard">
      <style:text-properties style:font-name="Liberation Serif" officeooo:rsid="003d6c42" officeooo:paragraph-rsid="003d6c42"/>
    </style:style>
    <style:style style:name="P31" style:family="paragraph" style:parent-style-name="Standard">
      <style:text-properties officeooo:rsid="003d6c42" officeooo:paragraph-rsid="003d6c42"/>
    </style:style>
    <style:style style:name="P32" style:family="paragraph" style:parent-style-name="Standard">
      <style:text-properties officeooo:rsid="003e362f" officeooo:paragraph-rsid="003e362f"/>
    </style:style>
    <style:style style:name="P33" style:family="paragraph" style:parent-style-name="Standard">
      <style:text-properties officeooo:rsid="003f0838" officeooo:paragraph-rsid="003f0838"/>
    </style:style>
    <style:style style:name="P34" style:family="paragraph" style:parent-style-name="Standard">
      <style:text-properties officeooo:rsid="004078ed" officeooo:paragraph-rsid="004078ed"/>
    </style:style>
    <style:style style:name="P35" style:family="paragraph" style:parent-style-name="Standard">
      <style:text-properties style:use-window-font-color="true" loext:opacity="0%" style:font-name="Liberation Serif" fo:font-size="12pt" fo:font-weight="normal" officeooo:rsid="004078ed" officeooo:paragraph-rsid="004078ed" fo:background-color="transparent"/>
    </style:style>
    <style:style style:name="P36" style:family="paragraph" style:parent-style-name="Standard">
      <style:paragraph-properties style:line-height-at-least="0.582cm"/>
      <style:text-properties style:use-window-font-color="true" loext:opacity="0%" style:font-name="Liberation Serif" fo:font-size="12pt" fo:font-weight="normal" fo:background-color="transparent"/>
    </style:style>
    <style:style style:name="P37" style:family="paragraph" style:parent-style-name="Standard">
      <style:text-properties style:use-window-font-color="true" loext:opacity="0%" style:font-name="Liberation Serif" officeooo:rsid="004078ed" officeooo:paragraph-rsid="004078ed" fo:background-color="transparent"/>
    </style:style>
    <style:style style:name="P38" style:family="paragraph" style:parent-style-name="Standard">
      <style:text-properties style:use-window-font-color="true" loext:opacity="0%" style:font-name="Liberation Serif" officeooo:rsid="00433688" officeooo:paragraph-rsid="00433688" fo:background-color="transparent"/>
    </style:style>
    <style:style style:name="P39" style:family="paragraph" style:parent-style-name="Standard">
      <style:text-properties style:use-window-font-color="true" loext:opacity="0%" style:font-name="Liberation Serif" officeooo:rsid="00452074" officeooo:paragraph-rsid="00452074" fo:background-color="transparent"/>
    </style:style>
    <style:style style:name="P40" style:family="paragraph" style:parent-style-name="Standard">
      <style:text-properties style:use-window-font-color="true" loext:opacity="0%" style:font-name="Liberation Serif" officeooo:rsid="00471c11" officeooo:paragraph-rsid="00471c11" fo:background-color="transparent"/>
    </style:style>
    <style:style style:name="P41" style:family="paragraph" style:parent-style-name="Standard">
      <style:text-properties style:use-window-font-color="true" loext:opacity="0%" style:font-name="Liberation Serif" officeooo:rsid="0048b055" officeooo:paragraph-rsid="0048b055" fo:background-color="transparent"/>
    </style:style>
    <style:style style:name="P42" style:family="paragraph" style:parent-style-name="Standard">
      <style:text-properties style:use-window-font-color="true" loext:opacity="0%" style:font-name="Liberation Serif" officeooo:rsid="0049b6ef" officeooo:paragraph-rsid="0049b6ef" fo:background-color="transparent"/>
    </style:style>
    <style:style style:name="P43" style:family="paragraph" style:parent-style-name="Standard">
      <style:text-properties style:use-window-font-color="true" loext:opacity="0%" style:font-name="Liberation Serif" officeooo:rsid="0049da06" officeooo:paragraph-rsid="0049da06" fo:background-color="transparent"/>
    </style:style>
    <style:style style:name="P44" style:family="paragraph" style:parent-style-name="Standard">
      <style:text-properties style:use-window-font-color="true" loext:opacity="0%" style:font-name="Liberation Serif" officeooo:rsid="004a2ece" officeooo:paragraph-rsid="004a2ece" fo:background-color="transparent"/>
    </style:style>
    <style:style style:name="P45" style:family="paragraph" style:parent-style-name="Standard">
      <style:text-properties style:use-window-font-color="true" loext:opacity="0%" style:font-name="Liberation Serif" officeooo:rsid="004a4d82" officeooo:paragraph-rsid="004a4d82" fo:background-color="transparent"/>
    </style:style>
    <style:style style:name="P46" style:family="paragraph" style:parent-style-name="Standard">
      <style:text-properties style:use-window-font-color="true" loext:opacity="0%" style:font-name="Liberation Serif" officeooo:rsid="0050496c" officeooo:paragraph-rsid="0050496c" fo:background-color="transparent"/>
    </style:style>
    <style:style style:name="P47" style:family="paragraph" style:parent-style-name="Standard">
      <style:text-properties style:use-window-font-color="true" loext:opacity="0%" style:font-name="Liberation Serif" officeooo:rsid="0050d77f" officeooo:paragraph-rsid="0050d77f" fo:background-color="transparent"/>
    </style:style>
    <style:style style:name="P48" style:family="paragraph" style:parent-style-name="Standard">
      <style:text-properties style:use-window-font-color="true" loext:opacity="0%" style:font-name="Liberation Serif" officeooo:rsid="00523699" officeooo:paragraph-rsid="00523699" fo:background-color="transparent"/>
    </style:style>
    <style:style style:name="P49" style:family="paragraph" style:parent-style-name="Standard">
      <style:text-properties style:use-window-font-color="true" loext:opacity="0%" style:font-name="Liberation Serif" officeooo:rsid="0052823b" officeooo:paragraph-rsid="0052823b" fo:background-color="transparent"/>
    </style:style>
    <style:style style:name="P50" style:family="paragraph" style:parent-style-name="Standard">
      <style:text-properties style:use-window-font-color="true" loext:opacity="0%" style:font-name="Liberation Serif" officeooo:rsid="00539e71" officeooo:paragraph-rsid="00539e71" fo:background-color="transparent"/>
    </style:style>
    <style:style style:name="P51" style:family="paragraph" style:parent-style-name="Standard">
      <style:text-properties style:use-window-font-color="true" loext:opacity="0%" style:font-name="Liberation Serif" officeooo:rsid="00542764" officeooo:paragraph-rsid="00542764" fo:background-color="transparent"/>
    </style:style>
    <style:style style:name="P52" style:family="paragraph" style:parent-style-name="Standard">
      <style:text-properties style:use-window-font-color="true" loext:opacity="0%" style:font-name="Liberation Serif" officeooo:rsid="005b1733" officeooo:paragraph-rsid="005b1733" fo:background-color="transparent"/>
    </style:style>
    <style:style style:name="P53" style:family="paragraph" style:parent-style-name="Standard">
      <style:text-properties style:use-window-font-color="true" loext:opacity="0%" style:font-name="Liberation Serif" officeooo:rsid="005c1fe5" officeooo:paragraph-rsid="005c1fe5" fo:background-color="transparent"/>
    </style:style>
    <style:style style:name="P54" style:family="paragraph" style:parent-style-name="Standard">
      <style:text-properties style:use-window-font-color="true" loext:opacity="0%" style:font-name="Liberation Serif" officeooo:rsid="005c8853" officeooo:paragraph-rsid="005c8853" fo:background-color="transparent"/>
    </style:style>
    <style:style style:name="P55" style:family="paragraph" style:parent-style-name="Standard">
      <style:text-properties style:use-window-font-color="true" loext:opacity="0%" style:font-name="Liberation Serif" officeooo:rsid="005cd0a9" officeooo:paragraph-rsid="005cd0a9" fo:background-color="transparent"/>
    </style:style>
    <style:style style:name="P56" style:family="paragraph" style:parent-style-name="Standard">
      <style:text-properties style:use-window-font-color="true" loext:opacity="0%" style:font-name="Liberation Serif" officeooo:rsid="005e0b45" officeooo:paragraph-rsid="005e0b45" fo:background-color="transparent"/>
    </style:style>
    <style:style style:name="P57" style:family="paragraph" style:parent-style-name="Standard">
      <style:text-properties style:use-window-font-color="true" loext:opacity="0%" style:font-name="Liberation Serif" officeooo:rsid="00627453" officeooo:paragraph-rsid="00627453" fo:background-color="transparent"/>
    </style:style>
    <style:style style:name="P58" style:family="paragraph" style:parent-style-name="Standard">
      <style:text-properties style:use-window-font-color="true" loext:opacity="0%" style:font-name="Liberation Serif" officeooo:rsid="00630abf" officeooo:paragraph-rsid="00630abf" fo:background-color="transparent"/>
    </style:style>
    <style:style style:name="P59" style:family="paragraph" style:parent-style-name="Standard">
      <style:text-properties style:use-window-font-color="true" loext:opacity="0%" style:font-name="Liberation Serif" officeooo:rsid="006465ae" officeooo:paragraph-rsid="006465ae" fo:background-color="transparent"/>
    </style:style>
    <style:style style:name="P60" style:family="paragraph" style:parent-style-name="Standard">
      <style:text-properties style:use-window-font-color="true" loext:opacity="0%" style:font-name="Liberation Serif" officeooo:rsid="0065c63c" officeooo:paragraph-rsid="0065c63c" fo:background-color="transparent"/>
    </style:style>
    <style:style style:name="P61" style:family="paragraph" style:parent-style-name="Standard">
      <style:text-properties style:use-window-font-color="true" loext:opacity="0%" style:font-name="Liberation Serif" officeooo:rsid="0066f9db" officeooo:paragraph-rsid="0066f9db" fo:background-color="transparent"/>
    </style:style>
    <style:style style:name="P62" style:family="paragraph" style:parent-style-name="Standard">
      <style:text-properties style:use-window-font-color="true" loext:opacity="0%" style:font-name="Liberation Serif" officeooo:rsid="0067a71d" officeooo:paragraph-rsid="0067a71d" fo:background-color="transparent"/>
    </style:style>
    <style:style style:name="P63" style:family="paragraph" style:parent-style-name="Standard">
      <style:text-properties style:use-window-font-color="true" loext:opacity="0%" style:font-name="Liberation Serif" officeooo:rsid="0068dcce" officeooo:paragraph-rsid="0068dcce" fo:background-color="transparent"/>
    </style:style>
    <style:style style:name="P64" style:family="paragraph" style:parent-style-name="Standard">
      <style:text-properties style:use-window-font-color="true" loext:opacity="0%" style:font-name="Liberation Serif" officeooo:rsid="00702968" officeooo:paragraph-rsid="00702968" fo:background-color="transparent"/>
    </style:style>
    <style:style style:name="P65" style:family="paragraph" style:parent-style-name="Standard">
      <style:text-properties style:use-window-font-color="true" loext:opacity="0%" style:font-name="Liberation Serif" officeooo:rsid="0074ebc9" officeooo:paragraph-rsid="0074ebc9" fo:background-color="transparent"/>
    </style:style>
    <style:style style:name="P66" style:family="paragraph" style:parent-style-name="Standard">
      <style:text-properties style:use-window-font-color="true" loext:opacity="0%" style:font-name="Liberation Serif" officeooo:rsid="00757615" officeooo:paragraph-rsid="00757615" fo:background-color="transparent"/>
    </style:style>
    <style:style style:name="P67" style:family="paragraph" style:parent-style-name="Standard">
      <style:text-properties style:use-window-font-color="true" loext:opacity="0%" style:font-name="Liberation Serif" officeooo:rsid="0076adb6" officeooo:paragraph-rsid="0076adb6" fo:background-color="transparent"/>
    </style:style>
    <style:style style:name="P68" style:family="paragraph" style:parent-style-name="Standard">
      <style:text-properties style:use-window-font-color="true" loext:opacity="0%" style:font-name="Liberation Serif" officeooo:rsid="0077e0c0" officeooo:paragraph-rsid="0077e0c0" fo:background-color="transparent"/>
    </style:style>
    <style:style style:name="P69" style:family="paragraph" style:parent-style-name="Standard">
      <style:text-properties style:use-window-font-color="true" loext:opacity="0%" style:font-name="Liberation Serif" officeooo:rsid="0077f81c" officeooo:paragraph-rsid="0077f81c" fo:background-color="transparent"/>
    </style:style>
    <style:style style:name="P70" style:family="paragraph" style:parent-style-name="Standard">
      <style:text-properties style:use-window-font-color="true" loext:opacity="0%" style:font-name="Liberation Serif" officeooo:rsid="0079a101" officeooo:paragraph-rsid="0079a101" fo:background-color="transparent"/>
    </style:style>
    <style:style style:name="P71" style:family="paragraph" style:parent-style-name="Standard">
      <style:text-properties style:use-window-font-color="true" loext:opacity="0%" style:font-name="Liberation Serif" officeooo:rsid="007a856b" officeooo:paragraph-rsid="007a856b" fo:background-color="transparent"/>
    </style:style>
    <style:style style:name="P72" style:family="paragraph" style:parent-style-name="Standard">
      <style:text-properties style:use-window-font-color="true" loext:opacity="0%" style:font-name="Liberation Serif" officeooo:rsid="007c67b1" officeooo:paragraph-rsid="007c67b1" fo:background-color="transparent"/>
    </style:style>
    <style:style style:name="P73" style:family="paragraph" style:parent-style-name="Standard">
      <style:text-properties style:use-window-font-color="true" loext:opacity="0%" style:font-name="Liberation Serif" officeooo:rsid="007d2d16" officeooo:paragraph-rsid="007d2d16" fo:background-color="transparent"/>
    </style:style>
    <style:style style:name="P74" style:family="paragraph" style:parent-style-name="Standard">
      <style:text-properties style:use-window-font-color="true" loext:opacity="0%" style:font-name="Liberation Serif" officeooo:rsid="007f03f0" officeooo:paragraph-rsid="007f03f0" fo:background-color="transparent"/>
    </style:style>
    <style:style style:name="P75" style:family="paragraph" style:parent-style-name="Standard">
      <style:text-properties style:use-window-font-color="true" loext:opacity="0%" style:font-name="Liberation Serif" officeooo:rsid="0080ea44" officeooo:paragraph-rsid="0080ea44" fo:background-color="transparent"/>
    </style:style>
    <style:style style:name="P76" style:family="paragraph" style:parent-style-name="Standard">
      <style:text-properties style:use-window-font-color="true" loext:opacity="0%" style:font-name="Liberation Serif" officeooo:rsid="0084b55e" officeooo:paragraph-rsid="0084b55e" fo:background-color="transparent"/>
    </style:style>
    <style:style style:name="P77" style:family="paragraph" style:parent-style-name="Standard">
      <style:text-properties style:use-window-font-color="true" loext:opacity="0%" style:font-name="Liberation Serif" officeooo:rsid="00854031" officeooo:paragraph-rsid="00854031" fo:background-color="transparent"/>
    </style:style>
    <style:style style:name="P78" style:family="paragraph" style:parent-style-name="Standard">
      <style:text-properties style:use-window-font-color="true" loext:opacity="0%" style:font-name="Liberation Serif" officeooo:rsid="0086244d" officeooo:paragraph-rsid="0086244d" fo:background-color="transparent"/>
    </style:style>
    <style:style style:name="P79" style:family="paragraph" style:parent-style-name="Standard">
      <style:text-properties style:use-window-font-color="true" loext:opacity="0%" style:font-name="Liberation Serif" officeooo:rsid="0086398d" officeooo:paragraph-rsid="0086398d" fo:background-color="transparent"/>
    </style:style>
    <style:style style:name="P80" style:family="paragraph" style:parent-style-name="Standard">
      <style:text-properties style:use-window-font-color="true" loext:opacity="0%" style:font-name="Liberation Serif" officeooo:rsid="0089f1a6" officeooo:paragraph-rsid="0089f1a6" fo:background-color="transparent"/>
    </style:style>
    <style:style style:name="P81" style:family="paragraph" style:parent-style-name="Standard">
      <style:text-properties style:use-window-font-color="true" loext:opacity="0%" style:font-name="Liberation Serif" officeooo:rsid="008be812" officeooo:paragraph-rsid="008be812" fo:background-color="transparent"/>
    </style:style>
    <style:style style:name="P82" style:family="paragraph" style:parent-style-name="Standard">
      <style:text-properties style:use-window-font-color="true" loext:opacity="0%" style:font-name="Liberation Serif" officeooo:rsid="008e34b8" officeooo:paragraph-rsid="008e34b8" fo:background-color="transparent"/>
    </style:style>
    <style:style style:name="P83" style:family="paragraph" style:parent-style-name="Standard">
      <style:text-properties style:use-window-font-color="true" loext:opacity="0%" style:font-name="Liberation Serif" officeooo:rsid="008f22be" officeooo:paragraph-rsid="008f22be" fo:background-color="transparent"/>
    </style:style>
    <style:style style:name="P84" style:family="paragraph" style:parent-style-name="Standard">
      <style:text-properties style:use-window-font-color="true" loext:opacity="0%" style:font-name="Liberation Serif" officeooo:rsid="00928a5a" officeooo:paragraph-rsid="00928a5a" fo:background-color="transparent"/>
    </style:style>
    <style:style style:name="P85" style:family="paragraph" style:parent-style-name="Standard">
      <style:text-properties style:use-window-font-color="true" loext:opacity="0%" style:font-name="Liberation Serif" officeooo:rsid="009320ec" officeooo:paragraph-rsid="009320ec" fo:background-color="transparent"/>
    </style:style>
    <style:style style:name="P86" style:family="paragraph" style:parent-style-name="Standard">
      <style:text-properties style:use-window-font-color="true" loext:opacity="0%" style:font-name="Liberation Serif" officeooo:rsid="0094f14f" officeooo:paragraph-rsid="0094f14f" fo:background-color="transparent"/>
    </style:style>
    <style:style style:name="P87" style:family="paragraph" style:parent-style-name="Standard">
      <style:text-properties officeooo:rsid="0040d1c3" officeooo:paragraph-rsid="0040d1c3"/>
    </style:style>
    <style:style style:name="P88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53904" officeooo:paragraph-rsid="00353904"/>
    </style:style>
    <style:style style:name="P8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90" style:family="paragraph" style:parent-style-name="Standard">
      <style:text-properties style:use-window-font-color="true" loext:opacity="0%" style:font-name="Liberation Serif" officeooo:rsid="0094f14f" officeooo:paragraph-rsid="0094f14f" fo:background-color="transparent"/>
    </style:style>
    <style:style style:name="P91" style:family="paragraph" style:parent-style-name="Standard">
      <style:text-properties style:use-window-font-color="true" loext:opacity="0%" style:font-name="Liberation Serif" officeooo:rsid="0097dcfd" officeooo:paragraph-rsid="0097dcfd" fo:background-color="transparent"/>
    </style:style>
    <style:style style:name="P92" style:family="paragraph" style:parent-style-name="Standard">
      <style:text-properties style:use-window-font-color="true" loext:opacity="0%" style:font-name="Liberation Serif" officeooo:rsid="009805a2" officeooo:paragraph-rsid="009805a2" fo:background-color="transparent"/>
    </style:style>
    <style:style style:name="P93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94" style:family="paragraph" style:parent-style-name="Text_20_body" style:list-style-name="L1">
      <style:paragraph-properties fo:orphans="2" fo:widows="2" fo:padding="0cm" fo:border="none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4ec9b0" loext:opacity="100%"/>
    </style:style>
    <style:style style:name="T9" style:family="text">
      <style:text-properties officeooo:rsid="002f9581"/>
    </style:style>
    <style:style style:name="T10" style:family="text">
      <style:text-properties officeooo:rsid="0030df65"/>
    </style:style>
    <style:style style:name="T11" style:family="text">
      <style:text-properties officeooo:rsid="0032812f"/>
    </style:style>
    <style:style style:name="T12" style:family="text">
      <style:text-properties officeooo:rsid="003c1915"/>
    </style:style>
    <style:style style:name="T13" style:family="text">
      <style:text-properties officeooo:rsid="003c2ac7"/>
    </style:style>
    <style:style style:name="T14" style:family="text">
      <style:text-properties fo:font-variant="normal" fo:text-transform="none" fo:color="#cccccc" loext:opacity="100%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cm" loext:border="none"/>
    </style:style>
    <style:style style:name="T17" style:family="text">
      <style:text-properties officeooo:rsid="00603e97"/>
    </style:style>
    <style:style style:name="T18" style:family="text">
      <style:text-properties officeooo:rsid="0061154b"/>
    </style:style>
    <style:style style:name="T19" style:family="text">
      <style:text-properties officeooo:rsid="008e34b8"/>
    </style:style>
    <style:style style:name="T20" style:family="text">
      <style:text-properties officeooo:rsid="008eb15e"/>
    </style:style>
    <style:style style:name="T21" style:family="text">
      <style:text-properties officeooo:rsid="0091154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 of angular</text:p>
      <text:p text:style-name="P1"/>
      <text:p text:style-name="P1">Template</text:p>
      <text:p text:style-name="P1">Data binding</text:p>
      <text:p text:style-name="P1">Routing</text:p>
      <text:p text:style-name="P1">PWA – will alow web app to be installed as desktop or mobile app and behave like that</text:p>
      <text:p text:style-name="P1">Observables</text:p>
      <text:p text:style-name="P1"/>
      <text:p text:style-name="P1"/>
      <text:p text:style-name="P1">Typescript</text:p>
      <text:p text:style-name="P1"/>
      <text:p text:style-name="P1">strongly typed programming language</text:p>
      <text:p text:style-name="P1">created and maintainedby Microsoft</text:p>
      <text:p text:style-name="P1">superset of javascript</text:p>
      <text:p text:style-name="P1"/>
      <text:p text:style-name="P2">compiles to javascript</text:p>
      <text:p text:style-name="P2">keeps code evergreen – javascript code may have to upgrade if all the browsers did not support the javascript version the code written in, but not in case of typescript.</text:p>
      <text:p text:style-name="P2">all major libraries support typescript</text:p>
      <text:p text:style-name="P2"/>
      <text:p text:style-name="P2">Browsers can not understand typescript</text:p>
      <text:p text:style-name="P2"/>
      <text:p text:style-name="P2"/>
      <text:p text:style-name="P2">Type Safety</text:p>
      <text:p text:style-name="P2"/>
      <text:p text:style-name="P2">keeps your application free from type errors</text:p>
      <text:p text:style-name="P2">language like c# and java are example of type safe language</text:p>
      <text:p text:style-name="P2">keeps your js code free from undefined and null values</text:p>
      <text:p text:style-name="P2">in typescript types are stripped when your code is converted to javascript</text:p>
      <text:p text:style-name="P2"/>
      <text:p text:style-name="P2"/>
      <text:p text:style-name="P3">when to use classes and interfaces?</text:p>
      <text:p text:style-name="P3">If you want to retain type in prod build then you should use class otherwise you can use interface as well.</text:p>
      <text:p text:style-name="P3">Interfaces does not exist in compiled JS but Classes do exist.</text:p>
      <text:p text:style-name="P3"/>
      <text:p text:style-name="P4">Decorators</text:p>
      <text:p text:style-name="P4">Decorators can change the behavior of classes and properties at runtime.</text:p>
      <text:p text:style-name="P4">Syntax-</text:p>
      <text:p text:style-name="P4">@DecoratorName({properties})</text:p>
      <text:p text:style-name="P4"/>
      <text:p text:style-name="P5">to allow Decorators you need to add two properties with true flag in tsconfig.json</text:p>
      <text:p text:style-name="P5">“experimentalDecorators”:true,</text:p>
      <text:p text:style-name="P5">“emitDecoratorMetadata”:true,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prerequisites</text:p>
      <text:p text:style-name="P6">nodejs</text:p>
      <text:p text:style-name="P6">npm</text:p>
      <text:p text:style-name="P6"/>
      <text:p text:style-name="P6">npm init -y <text:s text:c="3"/>-to generate package.json</text:p>
      <text:p text:style-name="P6">npm i typescript </text:p>
      <text:p text:style-name="P6">tsc –init <text:s text:c="4"/>-to generate tsconfig.json</text:p>
      <text:p text:style-name="P6">tsc <text:s text:c="4"/>-to compile</text:p>
      <text:p text:style-name="P6">node filename <text:s text:c="5"/>-to run js file</text:p>
      <text:p text:style-name="P6"/>
      <text:p text:style-name="P6"/>
      <text:p text:style-name="P7">Mono Repo</text:p>
      <text:p text:style-name="P7"/>
      <text:p text:style-name="P7">create and maintain multiple app in same repo</text:p>
      <text:p text:style-name="P7">use libraries within the project</text:p>
      <text:p text:style-name="P7">Deploy multiple app/libs from same repo</text:p>
      <text:p text:style-name="P7">Easy to share code within the project</text:p>
      <text:p text:style-name="P7"/>
      <text:p text:style-name="P7"/>
      <text:p text:style-name="P7"/>
      <text:p text:style-name="P8">Angular 17</text:p>
      <text:p text:style-name="P8"/>
      <text:p text:style-name="P8">Bindings</text:p>
      <text:p text:style-name="P8"/>
      <text:p text:style-name="P17">indide .ts</text:p>
      <text:p text:style-name="P11"><text:span text:style-name="T3">hotelName</text:span><text:span text:style-name="T5">:</text:span> <text:span text:style-name="T8">string</text:span> <text:span text:style-name="T5">=</text:span> <text:span text:style-name="T4">'Hilton Hotel'</text:span>;</text:p>
      <text:p text:style-name="P9"><text:span text:style-name="T3">numberOfRooms</text:span><text:span text:style-name="T5">:</text:span> <text:span text:style-name="T8">number</text:span> <text:span text:style-name="T5">=</text:span> <text:span text:style-name="T6">25</text:span>;</text:p>
      <text:p text:style-name="P9"><text:span text:style-name="T3">toggleRooms</text:span><text:span text:style-name="T5">:</text:span> <text:span text:style-name="T8">boolean</text:span> <text:span text:style-name="T5">=</text:span> <text:span text:style-name="T2">false</text:span>;</text:p>
      <text:p text:style-name="P16"/>
      <text:p text:style-name="P9"><text:span text:style-name="T7">toggle</text:span>() {</text:p>
      <text:p text:style-name="P9"><text:span text:style-name="T2">this</text:span>.<text:span text:style-name="T3">toggleRooms</text:span> <text:span text:style-name="T5">=</text:span> <text:span text:style-name="T5">!</text:span><text:span text:style-name="T2">this</text:span>.<text:span text:style-name="T3">toggleRooms</text:span>;</text:p>
      <text:p text:style-name="P9">}</text:p>
      <text:p text:style-name="P11"/>
      <text:p text:style-name="P8"/>
      <text:p text:style-name="P21">template</text:p>
      <text:p text:style-name="P14">&lt;!-- interpolation binding --&gt;</text:p>
      <text:p text:style-name="P9"><text:span text:style-name="T1">&lt;</text:span><text:span text:style-name="T2">h1</text:span><text:span text:style-name="T1">&gt;</text:span>Welcome to {{ <text:span text:style-name="T3">hotelName</text:span> }}<text:span text:style-name="T1">&lt;/</text:span><text:span text:style-name="T2">h1</text:span><text:span text:style-name="T1">&gt;</text:span></text:p>
      <text:p text:style-name="P16"/>
      <text:p text:style-name="P9"><text:span text:style-name="T1">&lt;</text:span><text:span text:style-name="T2">div</text:span> <text:span text:style-name="T3">[hidden]</text:span>=<text:span text:style-name="T4">"</text:span><text:span text:style-name="T3">toggleRooms</text:span><text:span text:style-name="T4">"</text:span><text:span text:style-name="T1">&gt;</text:span></text:p>
      <text:p text:style-name="P9">Number of rooms:</text:p>
      <text:p text:style-name="P13">&lt;!-- property binding --&gt;</text:p>
      <text:p text:style-name="P9"><text:span text:style-name="T1">&lt;</text:span><text:span text:style-name="T2">div</text:span> <text:span text:style-name="T3">[innerText]</text:span>=<text:span text:style-name="T4">"</text:span><text:span text:style-name="T3">numberOfRooms</text:span><text:span text:style-name="T4">"</text:span><text:span text:style-name="T1">&gt;&lt;/</text:span><text:span text:style-name="T2">div</text:span><text:span text:style-name="T1">&gt;</text:span></text:p>
      <text:p text:style-name="P9"><text:span text:style-name="T1">&lt;/</text:span><text:span text:style-name="T2">div</text:span><text:span text:style-name="T1">&gt;</text:span></text:p>
      <text:p text:style-name="P16"/>
      <text:p text:style-name="P13">&lt;!-- event binding --&gt;</text:p>
      <text:p text:style-name="P9"><text:span text:style-name="T1">&lt;</text:span><text:span text:style-name="T2">button</text:span> <text:span text:style-name="T3">(click)</text:span>=<text:span text:style-name="T4">"</text:span><text:span text:style-name="T7">toggle</text:span>()<text:span text:style-name="T4">"</text:span><text:span text:style-name="T1">&gt;</text:span>Toggle Rooms<text:span text:style-name="T1">&lt;/</text:span><text:span text:style-name="T2">button</text:span><text:span text:style-name="T1">&gt;</text:span></text:p>
      <text:p text:style-name="P9"/>
      <text:p text:style-name="P11"/>
      <text:p text:style-name="P9"><text:soft-page-break/></text:p>
      <text:p text:style-name="P9"/>
      <text:p text:style-name="P10">ctrl + p</text:p>
      <text:p text:style-name="P18">to go to any file in browser dev options or in vs code</text:p>
      <text:p text:style-name="P8"/>
      <text:p text:style-name="P8"/>
      <text:p text:style-name="P19">Directives</text:p>
      <text:p text:style-name="P19"/>
      <text:p text:style-name="P19">Directives are use to change behavior and appearance of DOM element</text:p>
      <text:p text:style-name="P19">Directives can implement all life cycle hooks</text:p>
      <text:p text:style-name="P19">Directives can not have template</text:p>
      <text:p text:style-name="P19"/>
      <text:p text:style-name="P22">Types of Directives</text:p>
      <text:p text:style-name="P22"/>
      <text:p text:style-name="P20"><text:span text:style-name="T9">St</text:span>ruct<text:span text:style-name="T11">u</text:span>ral <text:span text:style-name="T9">directives – </text:span><text:span text:style-name="T10">costly in performance as it modifies the dom</text:span></text:p>
      <text:p text:style-name="P22">Attribute directives – <text:span text:style-name="T10">mostly used</text:span></text:p>
      <text:p text:style-name="P22"/>
      <text:p text:style-name="P15">&lt;!-- Directive --&gt;</text:p>
      <text:p text:style-name="P9"><text:span text:style-name="T1">&lt;</text:span><text:span text:style-name="T2">div</text:span> <text:span text:style-name="T3">*ngIf</text:span>=<text:span text:style-name="T4">"</text:span><text:span text:style-name="T3">rooms</text:span>.<text:span text:style-name="T3">availableRooms</text:span> <text:span text:style-name="T5">&gt;</text:span> <text:span text:style-name="T6">0</text:span><text:span text:style-name="T4">"</text:span><text:span text:style-name="T1">&gt;</text:span>Room List<text:span text:style-name="T1">&lt;/</text:span><text:span text:style-name="T2">div</text:span><text:span text:style-name="T1">&gt;</text:span></text:p>
      <text:p text:style-name="P9"/>
      <text:p text:style-name="P23">Builtin Directives</text:p>
      <text:p text:style-name="P23"/>
      <text:p text:style-name="P23">structural-</text:p>
      <text:p text:style-name="P23">*ngIf</text:p>
      <text:p text:style-name="P23">*ngFor</text:p>
      <text:p text:style-name="P23">*ngSwitch</text:p>
      <text:p text:style-name="P23"/>
      <text:p text:style-name="P23">attribute-</text:p>
      <text:p text:style-name="P23">ngClass</text:p>
      <text:p text:style-name="P23">ngStyle</text:p>
      <text:p text:style-name="P23"/>
      <text:p text:style-name="P24"/>
      <text:p text:style-name="P25">Pipes</text:p>
      <text:p text:style-name="P25"/>
      <text:p text:style-name="P25">Pipes used for data transformation.</text:p>
      <text:p text:style-name="P25">Pipes don’t change actual object.</text:p>
      <text:p text:style-name="P25"/>
      <text:p text:style-name="P25">Builtin pipes</text:p>
      <text:p text:style-name="P25"/>
      <text:p text:style-name="P25">date</text:p>
      <text:p text:style-name="P25">uppercase</text:p>
      <text:p text:style-name="P25">lowercase</text:p>
      <text:p text:style-name="P25">titlecase</text:p>
      <text:p text:style-name="P25">currency</text:p>
      <text:p text:style-name="P25">number/decimal</text:p>
      <text:p text:style-name="P25">percent</text:p>
      <text:p text:style-name="P25">json</text:p>
      <text:p text:style-name="P25">slice</text:p>
      <text:p text:style-name="P25">async</text:p>
      <text:p text:style-name="P25"/>
      <text:p text:style-name="P25"/>
      <text:p text:style-name="P25"><text:soft-page-break/></text:p>
      <text:p text:style-name="P26">Lifecycle hooks</text:p>
      <text:p text:style-name="P26"/>
      <text:p text:style-name="P26">Components instance has lifecycle hooks which can help you to hook into different events on components.</text:p>
      <text:p text:style-name="P27">Lifecycle ends when component is destroyed.</text:p>
      <text:p text:style-name="P27"/>
      <text:p text:style-name="P28"><text:span text:style-name="T13">ng</text:span>OnChanges</text:p>
      <text:p text:style-name="P28"><text:span text:style-name="T12">ng</text:span>On<text:span text:style-name="T12">I</text:span>nit</text:p>
      <text:p text:style-name="P33">ngDoCheck</text:p>
      <text:p text:style-name="P87">ngAfterContentInit</text:p>
      <text:p text:style-name="P87">ngAfterContentChecked</text:p>
      <text:p text:style-name="P87">ngAfterViewInit</text:p>
      <text:p text:style-name="P87">ngAfterViewChecked</text:p>
      <text:p text:style-name="P87">ngOnDestroy</text:p>
      <text:p text:style-name="P87"/>
      <text:p text:style-name="P28">Component Communication</text:p>
      <text:p text:style-name="P28"/>
      <text:p text:style-name="P28">The scenario where two or more components need to interact is known as component communication.</text:p>
      <text:p text:style-name="P28"/>
      <text:p text:style-name="P28">Ways to communicate-</text:p>
      <text:p text:style-name="P28"/>
      <text:p text:style-name="P28">using @Input and @OutPut</text:p>
      <text:p text:style-name="P28">using @ViewChild and @ContentChild</text:p>
      <text:p text:style-name="P28">using Services</text:p>
      <text:p text:style-name="P28"><text:s/></text:p>
      <text:p text:style-name="P29"/>
      <text:p text:style-name="P30">Why change detection strategy is needed?</text:p>
      <text:p text:style-name="P30"/>
      <text:p text:style-name="P30">I there is any change in one of the component then from main component till the last child component, all components starts rendering.<text:line-break/>This will impact performance in case there was no change in other components but they are still forced to render.</text:p>
      <text:p text:style-name="P29"/>
      <text:p text:style-name="P88">The change-detection strategy to use for this component.</text:p>
      <text:p text:style-name="P89">When a component is instantiated, Angular creates a change detector, which is responsible for propagating the component's bindings. The strategy is one of:</text:p>
      <text:list text:style-name="L1">
        <text:list-item>
          <text:p text:style-name="P93"><text:span text:style-name="Source_20_Text"><text:span text:style-name="T16">ChangeDetectionStrategy#OnPush</text:span></text:span><text:span text:style-name="T15"> sets the strategy to </text:span><text:span text:style-name="Source_20_Text"><text:span text:style-name="T16">CheckOnce</text:span></text:span><text:span text:style-name="T15"> (on demand).</text:span></text:p>
        </text:list-item>
        <text:list-item>
          <text:p text:style-name="P94"><text:span text:style-name="Source_20_Text"><text:span text:style-name="T16">ChangeDetectionStrategy#Default</text:span></text:span><text:span text:style-name="T15"> sets the strategy to </text:span><text:span text:style-name="Source_20_Text"><text:span text:style-name="T16">CheckAlways</text:span></text:span><text:span text:style-name="T14">.</text:span></text:p>
        </text:list-item>
      </text:list>
      <text:p text:style-name="P25"/>
      <text:p text:style-name="P31">Rules for OnPush change-detection strategy-</text:p>
      <text:p text:style-name="P32">Component should not change data internally.</text:p>
      <text:p text:style-name="P31">Not data chane should happen within that component.</text:p>
      <text:p text:style-name="P31">All data must come from other components.</text:p>
      <text:p text:style-name="P31">For ex. - using @Input and @Output decorators</text:p>
      <text:p text:style-name="P31"/>
      <text:p text:style-name="P31"/>
      <text:p text:style-name="P34"/>
      <text:p text:style-name="P34"/>
      <text:p text:style-name="P34"><text:soft-page-break/>ngDoCheck</text:p>
      <text:p text:style-name="P35">this will get called for any event which is triggered in current page.</text:p>
      <text:p text:style-name="P36">Do not use ngDoCheck and ngOnChanges on same component as they will be doing exact same thing.</text:p>
      <text:p text:style-name="P37"/>
      <text:p text:style-name="P37"/>
      <text:p text:style-name="P38">ngAfterViewInit</text:p>
      <text:p text:style-name="P38"/>
      <text:p text:style-name="P39">ngOnInit triggers when component is initialized but it doesn’t mean all child components are initialized and ready to use.</text:p>
      <text:p text:style-name="P39">ngAfterViewInit triggers when its view is initialized and this meand all child components are initialized and ready to use.</text:p>
      <text:p text:style-name="P39"/>
      <text:p text:style-name="P39"/>
      <text:p text:style-name="P40">ng-template</text:p>
      <text:p text:style-name="P40"/>
      <text:p text:style-name="P40">It will not render anything by its own.</text:p>
      <text:p text:style-name="P40">It used for rendering components dynamically</text:p>
      <text:p text:style-name="P40"/>
      <text:p text:style-name="P40"/>
      <text:p text:style-name="P12">@<text:span text:style-name="T8">ViewChild</text:span>(<text:span text:style-name="T4">'name'</text:span>, { <text:span text:style-name="T3">static:</text:span> <text:span text:style-name="T2">true</text:span> }) <text:span text:style-name="T3">name</text:span><text:span text:style-name="T5">!:</text:span> <text:span text:style-name="T8">ElementRef</text:span>;</text:p>
      <text:p text:style-name="P40"/>
      <text:p text:style-name="P41">{static:true} – allows to get child components in oninit of parent component but this is ok to use if you don’t have any async calls in oninit of child component.<text:line-break/>Hence it is good practice to refer child components in AfterViewInit lifecycle hook.</text:p>
      <text:p text:style-name="P41"/>
      <text:p text:style-name="P41"/>
      <text:p text:style-name="P42">@ViewChild Decorator-</text:p>
      <text:p text:style-name="P42">Gets reference to any element or any component reference.</text:p>
      <text:p text:style-name="P42"/>
      <text:p text:style-name="P43">Ng-content</text:p>
      <text:p text:style-name="P43"/>
      <text:p text:style-name="P43">Content will be provided by parent component.</text:p>
      <text:p text:style-name="P43">Order of component can be definrd using ng-content.</text:p>
      <text:p text:style-name="P43"/>
      <text:p text:style-name="P44">If you want to access components which are loaded inside ng-content component then you can use lifecycle hooks such as ngAfterContentInit and ngAfterContentChecked</text:p>
      <text:p text:style-name="P43"/>
      <text:p text:style-name="P45"/>
      <text:p text:style-name="P45">ngOnDestroy</text:p>
      <text:p text:style-name="P45"/>
      <text:p text:style-name="P45">You can write logic to unsubscribe, clear storage or free resources.<text:tab/></text:p>
      <text:p text:style-name="P42"/>
      <text:p text:style-name="P4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Dependency Injection</text:p>
      <text:p text:style-name="P46"/>
      <text:p text:style-name="P46">Builtin support for dependency injection</text:p>
      <text:p text:style-name="P46"/>
      <text:p text:style-name="P46">DI providers</text:p>
      <text:p text:style-name="P46"/>
      <text:p text:style-name="P46">Class based</text:p>
      <text:p text:style-name="P46">Value based</text:p>
      <text:p text:style-name="P46">Factory</text:p>
      <text:p text:style-name="P46"/>
      <text:p text:style-name="P47">@Injectable({</text:p>
      <text:p text:style-name="P47"><text:tab/>providedIn:’root’</text:p>
      <text:p text:style-name="P47">})</text:p>
      <text:p text:style-name="P47"/>
      <text:p text:style-name="P47">Above code in service make that service a singleton.</text:p>
      <text:p text:style-name="P47">Single instance of service is created and shared across app lifecycle.</text:p>
      <text:p text:style-name="P47"/>
      <text:p text:style-name="P48"/>
      <text:p text:style-name="P48">Dependency Reolvers</text:p>
      <text:p text:style-name="P48"/>
      <text:p text:style-name="P48">Self</text:p>
      <text:p text:style-name="P48">Skip</text:p>
      <text:p text:style-name="P49">SkipSelf</text:p>
      <text:p text:style-name="P50">Optional</text:p>
      <text:p text:style-name="P51">Host</text:p>
      <text:p text:style-name="P51"/>
      <text:p text:style-name="P51"/>
      <text:p text:style-name="P52">To interact with API</text:p>
      <text:p text:style-name="P52"/>
      <text:p text:style-name="P52">AJAX</text:p>
      <text:p text:style-name="P52">Fetch</text:p>
      <text:p text:style-name="P52">HttpClient (it uses rxjs)</text:p>
      <text:p text:style-name="P52"/>
      <text:p text:style-name="P53">RXJS works on push based architecture.</text:p>
      <text:p text:style-name="P53">In conventional API, if you add data you need to call pull data to get latest data.</text:p>
      <text:p text:style-name="P53">But in case of RXJS, Continues stream of data is provided.</text:p>
      <text:p text:style-name="P53">If you are subscribed to that stream then you don’t need to call pull data after add data.</text:p>
      <text:p text:style-name="P53">Latest datawill be available in the stream that you are subscribed to.</text:p>
      <text:p text:style-name="P53"/>
      <text:p text:style-name="P54">RXJS is an library for writing Reactive Programming.</text:p>
      <text:p text:style-name="P54">Observables are stream of data to which we can subscribe.</text:p>
      <text:p text:style-name="P54"/>
      <text:p text:style-name="P55">Observable, Observer, Stream</text:p>
      <text:p text:style-name="P55"/>
      <text:p text:style-name="P56">HttpRequest gives more options and information of request and response.</text:p>
      <text:p text:style-name="P56"/>
      <text:p text:style-name="P56"/>
      <text:p text:style-name="P56">RXJS operators<text:line-break/><text:line-break/><text:span text:style-name="T17">ShareReplay – </text:span><text:span text:style-name="T18">to cache the request to avoide multiple calls</text:span></text:p>
      <text:p text:style-name="P57">AsyncPipe</text:p>
      <text:p text:style-name="P58">CatchError</text:p>
      <text:p text:style-name="P59"><text:soft-page-break/>Map</text:p>
      <text:p text:style-name="P59"/>
      <text:p text:style-name="P59"/>
      <text:p text:style-name="P60">Http Interceptors</text:p>
      <text:p text:style-name="P60"/>
      <text:p text:style-name="P61">allows us to intercept request.</text:p>
      <text:p text:style-name="P61">We can change data and add headers</text:p>
      <text:p text:style-name="P61"/>
      <text:p text:style-name="P61">APP_Initializer</text:p>
      <text:p text:style-name="P61"/>
      <text:p text:style-name="P61">allows us to inject function as application startup</text:p>
      <text:p text:style-name="P61"/>
      <text:p text:style-name="P61"/>
      <text:p text:style-name="P62">Angular Router</text:p>
      <text:p text:style-name="P62"/>
      <text:p text:style-name="P63">provide the functionality to add routes</text:p>
      <text:p text:style-name="P63">developers can configure all the routes at front-end</text:p>
      <text:p text:style-name="P63">provide SPA functionality</text:p>
      <text:p text:style-name="P63">feature to add nested routes</text:p>
      <text:p text:style-name="P63"/>
      <text:p text:style-name="P64">Activated Route</text:p>
      <text:p text:style-name="P64"/>
      <text:p text:style-name="P64">allows to read the router data</text:p>
      <text:p text:style-name="P64">allows access to snapshot data</text:p>
      <text:p text:style-name="P64">allow to access data from route config</text:p>
      <text:p text:style-name="P64"/>
      <text:p text:style-name="P64"/>
      <text:p text:style-name="P65">Template Form</text:p>
      <text:p text:style-name="P65"/>
      <text:p text:style-name="P65">FormsModule</text:p>
      <text:p text:style-name="P65"/>
      <text:p text:style-name="P65">ngModel to map property to html element which supports two way data binding</text:p>
      <text:p text:style-name="P65"/>
      <text:p text:style-name="P66">Form properties</text:p>
      <text:p text:style-name="P66"/>
      <text:p text:style-name="P66">pristine</text:p>
      <text:p text:style-name="P66">dirty</text:p>
      <text:p text:style-name="P66">valid</text:p>
      <text:p text:style-name="P66">invalid</text:p>
      <text:p text:style-name="P66">value</text:p>
      <text:p text:style-name="P65"/>
      <text:p text:style-name="P65"/>
      <text:p text:style-name="P67">custom directive</text:p>
      <text:p text:style-name="P68">custom validator</text:p>
      <text:p text:style-name="P68"/>
      <text:p text:style-name="P69">Feature module</text:p>
      <text:p text:style-name="P69"/>
      <text:p text:style-name="P69">command - g g m &lt;Module_name&gt; --routing -flat=true –force</text:p>
      <text:p text:style-name="P69"/>
      <text:p text:style-name="P70">feature module</text:p>
      <text:p text:style-name="P70">allows to sgregate code.</text:p>
      <text:p text:style-name="P70">Reduce code from app module</text:p>
      <text:p text:style-name="P70"><text:soft-page-break/></text:p>
      <text:p text:style-name="P70">Lazi Loading</text:p>
      <text:p text:style-name="P70"/>
      <text:p text:style-name="P71">Allows to split code at module level</text:p>
      <text:p text:style-name="P72">load code when user needs it</text:p>
      <text:p text:style-name="P72">reduce main bundle size</text:p>
      <text:p text:style-name="P72"/>
      <text:p text:style-name="P72">modules which are not dependent on any other module and have everything they need inside them can be use for lazy loading.</text:p>
      <text:p text:style-name="P71"/>
      <text:p text:style-name="P71">to build production build</text:p>
      <text:p text:style-name="P71"/>
      <text:p text:style-name="P71">command – ng build -c=production</text:p>
      <text:p text:style-name="P71"/>
      <text:p text:style-name="P73">to generate module with lazy loading</text:p>
      <text:p text:style-name="P73"/>
      <text:p text:style-name="P73">ng g m booking --route=booking --routing –module=app</text:p>
      <text:p text:style-name="P73"/>
      <text:p text:style-name="P74"/>
      <text:p text:style-name="P74"/>
      <text:p text:style-name="P74">In Service, Dependency Injection example</text:p>
      <text:p text:style-name="P74"/>
      <text:p text:style-name="P74">ProvidedIn=’any’</text:p>
      <text:p text:style-name="P74"/>
      <text:p text:style-name="P74">option creates single instance of service for entire app and independent instance for lazy loaded components.</text:p>
      <text:p text:style-name="P74"/>
      <text:p text:style-name="P74"/>
      <text:p text:style-name="P75">Route Guards</text:p>
      <text:p text:style-name="P75"/>
      <text:p text:style-name="P75">canActive</text:p>
      <text:p text:style-name="P75">canActivateChild</text:p>
      <text:p text:style-name="P75">canDeactive</text:p>
      <text:p text:style-name="P75">canLoad</text:p>
      <text:p text:style-name="P75">Resolve</text:p>
      <text:p text:style-name="P75"/>
      <text:p text:style-name="P75"/>
      <text:p text:style-name="P76">Reactive forms</text:p>
      <text:p text:style-name="P76"/>
      <text:p text:style-name="P77">in this we create forms using TypeScript</text:p>
      <text:p text:style-name="P77">good for developers who like to have more control in TS file</text:p>
      <text:p text:style-name="P77">uses forms api like FormGroup, FormControl and Form Directives like FormControl</text:p>
      <text:p text:style-name="P77"/>
      <text:p text:style-name="P77"/>
      <text:p text:style-name="P78">creating <text:s/>form</text:p>
      <text:p text:style-name="P78"/>
      <text:p text:style-name="P78">FormControl to create form control</text:p>
      <text:p text:style-name="P78">FormGroup to group multiple control</text:p>
      <text:p text:style-name="P78">FormBuilder to build complex form</text:p>
      <text:p text:style-name="P79">addControl and removeControl</text:p>
      <text:p text:style-name="P79"/>
      <text:p text:style-name="P79"/>
      <text:p text:style-name="P79"><text:soft-page-break/></text:p>
      <text:p text:style-name="P80">patchValue &amp; setValue</text:p>
      <text:p text:style-name="P80"/>
      <text:p text:style-name="P81">setValue requires all values must be provided.</text:p>
      <text:p text:style-name="P81">PatchValue is flexible.</text:p>
      <text:p text:style-name="P81"/>
      <text:p text:style-name="P83">Form events <text:span text:style-name="T19">ValueChanges &amp; updateOn</text:span></text:p>
      <text:p text:style-name="P82"/>
      <text:p text:style-name="P82">valueChanges gets triggered for each key stroke <text:span text:style-name="T21">because default updateOn value is ‘change’</text:span>.</text:p>
      <text:p text:style-name="P82">UpdateOn gets triggered for specific event of form. Ex – blur, <text:span text:style-name="T20">submit, change</text:span></text:p>
      <text:p text:style-name="P82"/>
      <text:p text:style-name="P82"/>
      <text:p text:style-name="P84">RXJS Map operators</text:p>
      <text:p text:style-name="P84"/>
      <text:p text:style-name="P84">mergeMap- will not care about sequence and post data as sson as it is available</text:p>
      <text:p text:style-name="P85">switchMap- will cancel previous requests if new data comes</text:p>
      <text:p text:style-name="P86">exhaustMap- will wait till previous request is completed before making new request</text:p>
      <text:p text:style-name="P86"/>
      <text:p text:style-name="P86"/>
      <text:p text:style-name="P91">Custom Pipes</text:p>
      <text:p text:style-name="P91"/>
      <text:p text:style-name="P91"/>
      <text:p text:style-name="P92">Resolve guard</text:p>
      <text:p text:style-name="P92"/>
      <text:p text:style-name="P92">using this we can pre fetch datawhen redirection to that particular route happens.</text:p>
      <text:p text:style-name="P92">In case of large data fetching this approach is used.</text:p>
      <text:p text:style-name="P92">Data is fetched before redirection and then user is landed on page with loaded data.</text:p>
      <text:p text:style-name="P92"/>
      <text:p text:style-name="P92"/>
      <text:p text:style-name="P86"/>
      <text:p text:style-name="P86"/>
      <text:p text:style-name="P86"/>
      <text:p text:style-name="P7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0:44:38.856689120</meta:creation-date>
    <dc:date>2024-04-28T17:05:22.985299976</dc:date>
    <meta:editing-duration>P1DT6H12M43S</meta:editing-duration>
    <meta:editing-cycles>94</meta:editing-cycles>
    <meta:generator>LibreOffice/7.4.7.2$Linux_X86_64 LibreOffice_project/40$Build-2</meta:generator>
    <meta:document-statistic meta:table-count="0" meta:image-count="0" meta:object-count="0" meta:page-count="9" meta:paragraph-count="248" meta:word-count="1334" meta:character-count="8652" meta:non-whitespace-character-count="7544"/>
  </office:meta>
</office:document-meta>
</file>